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8.53cm" style:type="center"/>
          <style:tab-stop style:position="16.955cm" style:type="right"/>
          <style:tab-stop style:position="17cm" style:type="right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1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LE BERRE</text:span><text:tab/><text:span text:style-name="T1">Module M1102</text:span><text:tab/>Université de Bretagne Sud<text:tab/></text:p>
      <text:p text:style-name="P3"><text:span text:style-name="T2">Samuel</text:span><text:tab/><text:span text:style-name="T1">Titre du TP</text:span><text:tab/>IUT de Vannes</text:p>
      <text:p text:style-name="P3">Groupe <text:span text:style-name="T2">A2</text:span><text:tab/><text:span text:style-name="T1">Date du rendu</text:span><text:tab/>DUT Info 1A<text:tab/></text:p>
      <text:p text:style-name="P2"/>
      <text:h text:style-name="Heading_20_1" text:outline-level="1">Exercice 1</text:h>
      <text:h text:style-name="Heading_20_2" text:outline-level="2">Question 1 </text:h>
      <text:p text:style-name="P4">Sujet</text:p>
      <text:p text:style-name="P5">Le texte du sujet</text:p>
      <text:p text:style-name="P5"/>
      <text:p text:style-name="P4">Réponse</text:p>
      <text:p text:style-name="Réponse">Utiliser le style Reponse pour avoir le code</text:p>
      <text:p text:style-name="P2"/>
      <text:p text:style-name="P2">Code</text:p>
      <text:p text:style-name="Code">Utiliser le style code pour avoir une chasse fixe ou monochasse, un cadre et un fond grisé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éponse" style:family="paragraph" style:parent-style-name="Standard" style:class="text" style:master-page-name="">
      <style:paragraph-properties fo:text-align="justify" style:justify-single-word="false" style:page-number="auto" fo:padding="0.049cm" fo:border="0.06pt solid #000000" style:shadow="none"/>
      <style:text-properties style:font-size-asian="10.5pt"/>
    </style:style>
    <style:style style:name="Code" style:family="paragraph" style:parent-style-name="Standard">
      <loext:graphic-properties draw:fill="solid" draw:fill-color="#e6e6ff" draw:opacity="100%"/>
      <style:paragraph-properties fo:background-color="#e6e6ff" fo:padding="0.049cm" fo:border="0.06pt solid #000000" style:shadow="none"/>
      <style:text-properties style:font-name="Courier 10 Pitch" fo:font-family="'Courier 10 Pitch'" style:font-style-name="Normal" style:font-pitch="fixe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9-08T15:17:02</meta:creation-date>
    <dc:date>2017-01-20T11:01:32.585881935</dc:date>
    <meta:editing-duration>PT1H3M42S</meta:editing-duration>
    <meta:editing-cycles>5</meta:editing-cycles>
    <meta:generator>LibreOffice/5.1.6.2.0$Linux_X86_64 LibreOffice_project/10$Build-2</meta:generator>
    <meta:document-statistic meta:table-count="0" meta:image-count="0" meta:object-count="0" meta:page-count="1" meta:paragraph-count="12" meta:word-count="60" meta:character-count="308" meta:non-whitespace-character-count="257"/>
  </office:meta>
</office:document-meta>
</file>